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79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6.A" style:family="table-column">
      <style:table-column-properties style:column-width="1.39cm"/>
    </style:style>
    <style:style style:name="Таблица6.B" style:family="table-column">
      <style:table-column-properties style:column-width="16.404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2" style:family="table-row">
      <style:table-row-properties fo:background-color="transparent" fo:keep-together="auto">
        <style:background-image/>
      </style:table-row-properties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1" style:family="table">
      <style:table-properties style:width="17.79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1.499cm"/>
    </style:style>
    <style:style style:name="Таблица1.B" style:family="table-column">
      <style:table-column-properties style:column-width="16.29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2" style:family="table-row">
      <style:table-row-properties fo:background-color="transparent" fo:keep-together="auto">
        <style:background-image/>
      </style:table-row-properties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eb7"/>
    </style:style>
    <style:style style:name="P3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normal" style:text-underline-style="none" officeooo:rsid="001eeeb7" officeooo:paragraph-rsid="001eeeb7" style:font-name-asian="Times New Roman1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text-properties style:font-name="Times New Roman" fo:font-size="14pt" fo:language="ru" fo:country="RU" fo:font-style="normal" style:text-underline-style="none" officeooo:rsid="001eeeb7" officeooo:paragraph-rsid="003d76a5" style:font-name-asian="Times New Roman1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text-properties style:font-name="Times New Roman" fo:font-size="14pt" officeooo:rsid="003a4729" officeooo:paragraph-rsid="003a4729" style:font-name-asian="Times New Roman1" style:font-size-asian="14pt" style:font-name-complex="Times New Roman1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3d76a5" officeooo:paragraph-rsid="003d76a5" style:font-name-asian="Times New Roman1" style:font-size-asian="14pt" style:font-name-complex="Times New Roman1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3d0c7d" officeooo:paragraph-rsid="003d0c7d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officeooo:rsid="003a4729" officeooo:paragraph-rsid="003c59d8" style:font-name-asian="Times New Roman1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officeooo:rsid="003a4729" officeooo:paragraph-rsid="003c7a3c" style:font-name-asian="Times New Roman1" style:font-size-asian="14pt" style:font-style-asian="normal" style:font-name-complex="Times New Roman1" style:font-size-complex="14pt" style:font-style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officeooo:paragraph-rsid="001eeeb7" style:font-name-asian="Times New Roman1" style:font-size-asian="18pt" style:font-name-complex="Times New Roman1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8pt" officeooo:rsid="001eeeb7" officeooo:paragraph-rsid="001eeeb7" style:font-name-asian="Times New Roman1" style:font-size-asian="18pt" style:font-name-complex="Times New Roman1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8pt" officeooo:rsid="003d0c7d" officeooo:paragraph-rsid="003d0c7d" style:font-name-asian="Times New Roman1" style:font-size-asian="18pt" style:font-name-complex="Times New Roman1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8pt" officeooo:rsid="003f0653" officeooo:paragraph-rsid="003f0653" style:font-name-asian="Times New Roman1" style:font-size-asian="18pt" style:font-name-complex="Times New Roman1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8pt" officeooo:rsid="00408b8e" officeooo:paragraph-rsid="00408b8e" style:font-name-asian="Times New Roman1" style:font-size-asian="18pt" style:font-name-complex="Times New Roman1" style:font-size-complex="18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eeeb7" officeooo:paragraph-rsid="001eeeb7" style:font-name-asian="Times New Roman1" style:font-size-asian="18pt" style:font-weight-asian="bold" style:font-name-complex="Times New Roman1" style:font-size-complex="18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abd04" officeooo:paragraph-rsid="002c4f06" fo:background-color="#ffffff" style:font-name-asian="Times New Roman1" style:font-size-asian="18pt" style:font-style-asian="normal" style:font-weight-asian="bold" style:font-name-complex="Times New Roman1" style:font-size-complex="18pt" style:font-style-complex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abd04" officeooo:paragraph-rsid="003cd9d4" fo:background-color="#ffffff" style:font-name-asian="Times New Roman1" style:font-size-asian="18pt" style:font-style-asian="normal" style:font-weight-asian="bold" style:font-name-complex="Times New Roman1" style:font-size-complex="1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24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officeooo:paragraph-rsid="001eeeb7" style:font-name-asian="Times New Roman1" style:font-size-asian="16pt" style:font-name-complex="Times New Roman1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5pt" officeooo:paragraph-rsid="001eeeb7" style:font-name-asian="Times New Roman1" style:font-size-asian="15pt" style:font-name-complex="Times New Roman1" style:font-size-complex="15pt"/>
    </style:style>
    <style:style style:name="P26" style:family="paragraph" style:parent-style-name="Standard">
      <style:text-properties style:font-name="Times New Roman" fo:font-size="10pt" fo:language="en" fo:country="US" fo:font-weight="bold" officeooo:paragraph-rsid="002c4f06" style:font-size-asian="10pt" style:font-weight-asian="bold" style:font-name-complex="Times New Roman1"/>
    </style:style>
    <style:style style:name="P27" style:family="paragraph" style:parent-style-name="Text_20_body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0pt" fo:language="en" fo:country="US" fo:font-style="normal" style:text-underline-style="none" fo:font-weight="normal" officeooo:rsid="002abd04" officeooo:paragraph-rsid="00298ea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paragraph-rsid="003d76a5" style:font-name-asian="Times New Roman1" style:font-size-asian="10pt" style:font-name-complex="Times New Roman1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3a4729" officeooo:paragraph-rsid="003d76a5" style:font-name-asian="Times New Roman1" style:font-size-asian="10pt" style:font-weight-asian="bold" style:font-name-complex="Times New Roman1" style:font-size-complex="10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eeeb7"/>
    </style:style>
    <style:style style:name="P32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officeooo:paragraph-rsid="001eeeb7"/>
    </style:style>
    <style:style style:name="P3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font-name="Arial" fo:font-size="10.5pt" fo:letter-spacing="normal" fo:font-style="normal" fo:font-weight="normal" style:font-name-asian="Times New Roman1" style:font-size-asian="14pt" style:font-name-complex="Times New Roman1" style:font-size-complex="14pt"/>
    </style:style>
    <style:style style:name="P3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Arial" fo:font-size="14pt" fo:letter-spacing="normal" fo:language="ru" fo:country="RU" fo:font-style="normal" style:text-underline-style="none" fo:font-weight="normal" officeooo:rsid="001eeeb7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officeooo:paragraph-rsid="001eeeb7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3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3a4729" style:font-name-asian="Times New Roman1" style:font-size-asian="14pt" style:font-style-asian="normal" style:font-name-complex="Times New Roman1" style:font-size-complex="14pt" style:font-style-complex="normal" loext:padding="0cm" loext:border="none"/>
    </style:style>
    <style:style style:name="P40" style:family="paragraph" style:parent-style-name="Text_20_body"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4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bold" officeooo:rsid="003a4729" style:font-name-asian="Times New Roman1" style:font-size-asian="14pt" style:font-style-asian="normal" style:font-weight-asian="bold" style:font-name-complex="Times New Roman1" style:font-size-complex="14pt" style:font-style-complex="normal" style:font-weight-complex="bold" loext:padding="0cm" loext:border="non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>
      <loext:graphic-properties draw:fill-hatch-name="hatch"/>
      <style:paragraph-properties fo:margin-top="0cm" fo:margin-bottom="0cm" style:contextual-spacing="false" fo:line-height="100%" fo:text-align="start" style:justify-single-word="false">
        <style:tab-stops>
          <style:tab-stop style:position="6.267cm"/>
        </style:tab-stops>
      </style:paragraph-properties>
      <style:text-properties fo:font-size="10pt" officeooo:rsid="002abd04" officeooo:paragraph-rsid="003d76a5" style:font-size-asian="10pt" style:font-size-complex="10pt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4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eeb7" style:font-size-asian="18pt" style:font-weight-asian="bold" style:font-size-complex="18pt" style:font-weight-complex="bold"/>
    </style:style>
    <style:style style:name="P47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267a8" style:font-size-asian="18pt" style:font-weight-asian="bold" style:font-size-complex="18pt" style:font-weight-complex="bold"/>
    </style:style>
    <style:style style:name="P48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3d27d" style:font-size-asian="18pt" style:font-weight-asian="bold" style:font-size-complex="18pt" style:font-weight-complex="bold"/>
    </style:style>
    <style:style style:name="P49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df0ea" style:font-size-asian="18pt" style:font-weight-asian="bold" style:font-size-complex="18pt" style:font-weight-complex="bold"/>
    </style:style>
    <style:style style:name="P50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98ea0" officeooo:paragraph-rsid="00298ea0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51" style:family="paragraph" style:parent-style-name="Heading_20_1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8pt" fo:language="en" fo:country="US" fo:font-style="normal" style:text-underline-style="none" fo:font-weight="bold" officeooo:rsid="002abd04" officeooo:paragraph-rsid="002c4f06" fo:background-color="#ffffff" style:font-name-asian="Times New Roman1" style:font-size-asian="18pt" style:font-style-asian="normal" style:font-weight-asian="bold" style:font-name-complex="Times New Roman1" style:font-size-complex="18pt" style:font-style-complex="normal" style:font-weight-complex="normal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officeooo:paragraph-rsid="001eeeb7" style:font-name-asian="Times New Roman1" style:font-size-asian="16pt" style:font-weight-asian="bold" style:font-name-complex="Times New Roman1" style:font-size-complex="16pt"/>
    </style:style>
    <style:style style:name="P5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3a4729" officeooo:paragraph-rsid="003c7a3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language="en" fo:country="US" fo:font-style="normal" style:text-underline-style="none" fo:font-weight="normal" officeooo:rsid="003a4729" officeooo:paragraph-rsid="003cd9d4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officeooo:rsid="003a472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3a4729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officeooo:rsid="001eeeb7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1eeeb7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ru" fo:country="RU" officeooo:rsid="003a4729" style:font-name-asian="Times New Roman1" style:font-size-asian="16pt" style:font-name-complex="Times New Roman1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4359e"/>
    </style:style>
    <style:style style:name="T11" style:family="text">
      <style:text-properties fo:language="ru" fo:country="RU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style:text-underline-style="none" fo:font-weight="normal" officeooo:rsid="003a4729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officeooo:rsid="003d0c7d"/>
    </style:style>
    <style:style style:name="T14" style:family="text">
      <style:text-properties officeooo:rsid="003d76a5"/>
    </style:style>
    <style:style style:name="T15" style:family="text">
      <style:text-properties style:font-weight-asian="bold" style:font-weight-complex="bold"/>
    </style:style>
    <style:style style:name="T16" style:family="text">
      <style:text-properties officeooo:rsid="003e1b2f"/>
    </style:style>
    <style:style style:name="T17" style:family="text">
      <style:text-properties officeooo:rsid="00408b8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осковский авиационный институт (национальный исследовательский университет)</text:p>
      <text:p text:style-name="P23"/>
      <text:p text:style-name="P25">Институт информационных технологий и прикладной математики </text:p>
      <text:p text:style-name="P25">«Кафедра вычислительной математики и программирования»</text:p>
      <text:p text:style-name="P14"/>
      <text:p text:style-name="P14"/>
      <text:p text:style-name="P14"/>
      <text:p text:style-name="P14"/>
      <text:p text:style-name="P14"/>
      <text:p text:style-name="P14"/>
      <text:p text:style-name="P2"><text:span text:style-name="T2">Лабораторная работа по предмету "</text:span><text:span text:style-name="T3">Дискретный анализ</text:span><text:span text:style-name="T2">" №1 </text:span></text:p>
      <text:p text:style-name="P14"/>
      <text:p text:style-name="P14"/>
      <text:p text:style-name="P14"/>
      <text:p text:style-name="P14"/>
      <text:p text:style-name="P13"/>
      <text:p text:style-name="P14"/>
      <text:p text:style-name="P31"><text:span text:style-name="T4">Студент: </text:span><text:span text:style-name="T5">Калуцкий</text:span><text:span text:style-name="T6"> </text:span><text:span text:style-name="T7">М</text:span><text:span text:style-name="T6">. </text:span><text:span text:style-name="T7">В</text:span><text:span text:style-name="T6">.</text:span></text:p>
      <text:p text:style-name="P24">Преподаватель: <text:span text:style-name="T1">Макаров</text:span> <text:span text:style-name="T1">Н</text:span>.<text:span text:style-name="T1">К</text:span>.</text:p>
      <text:p text:style-name="P24">Группа: М8О-207Б-22</text:p>
      <text:p text:style-name="P32"><text:span text:style-name="T4">Дата:</text:span><text:span text:style-name="T6"> </text:span><text:span text:style-name="T8">07</text:span><text:span text:style-name="T6">.0</text:span><text:span text:style-name="T8">3</text:span><text:span text:style-name="T6">.202</text:span><text:span text:style-name="T8">4</text:span><text:span text:style-name="T4"> </text:span></text:p>
      <text:p text:style-name="P24">Оценка: </text:p>
      <text:p text:style-name="P24">Подпись: </text:p>
      <text:p text:style-name="P12"/>
      <text:p text:style-name="P20"><text:span text:style-name="T10">О</text:span>главление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2"><text:a xlink:type="simple" xlink:href="#__RefHeading__738_2004454639" text:style-name="Index_20_Link" text:visited-style-name="Index_20_Link">Цель работы<text:tab/>3</text:a></text:p>
          <text:p text:style-name="P42"><text:a xlink:type="simple" xlink:href="#__RefHeading__740_2004454639" text:style-name="Index_20_Link" text:visited-style-name="Index_20_Link">Постановка задачи<text:tab/>3</text:a></text:p>
          <text:p text:style-name="P42"><text:a xlink:type="simple" xlink:href="#__RefHeading__742_2004454639" text:style-name="Index_20_Link" text:visited-style-name="Index_20_Link">Общие сведения о программе<text:tab/>4</text:a></text:p>
          <text:p text:style-name="P42"><text:a xlink:type="simple" xlink:href="#__RefHeading__744_2004454639" text:style-name="Index_20_Link" text:visited-style-name="Index_20_Link">Общий алгоритм решения<text:tab/>4</text:a></text:p>
          <text:p text:style-name="P42"><text:a xlink:type="simple" xlink:href="#__RefHeading__746_2004454639" text:style-name="Index_20_Link" text:visited-style-name="Index_20_Link">Реализация<text:tab/>5</text:a></text:p>
          <text:p text:style-name="P42"><text:a xlink:type="simple" xlink:href="#__RefHeading__748_2004454639" text:style-name="Index_20_Link" text:visited-style-name="Index_20_Link">Пример работы<text:tab/>8</text:a></text:p>
          <text:p text:style-name="P42"><text:a xlink:type="simple" xlink:href="#__RefHeading__750_2004454639" text:style-name="Index_20_Link" text:visited-style-name="Index_20_Link">Вывод<text:tab/>9</text:a></text:p>
        </text:index-body>
      </text:table-of-content>
      <text:p text:style-name="P16"/>
      <text:h text:style-name="P45" text:outline-level="1"><text:bookmark-start text:name="__RefHeading__738_2004454639"/><text:bookmark text:name="Bookmark"/>Цель работы<text:bookmark-end text:name="__RefHeading__738_2004454639"/></text:h>
      <text:p text:style-name="P6">Научиться реализовывать сортировку за линейное время заданных <text:span text:style-name="T14">объектов вида</text:span>: ключ — значение с использованием определённой сортировки.</text:p>
      <text:h text:style-name="P46" text:outline-level="1"><text:bookmark-start text:name="__RefHeading__740_2004454639"/><text:bookmark text:name="Bookmark1"/>Постановка задачи<text:bookmark-end text:name="__RefHeading__740_2004454639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">Ограничение времени</text:p>
          </table:table-cell>
          <table:table-cell table:style-name="Таблица2.B1" office:value-type="string">
            <text:p text:style-name="P33">3.5 секунд</text:p>
          </table:table-cell>
        </table:table-row>
        <table:table-row>
          <table:table-cell table:style-name="Таблица2.A2" office:value-type="string">
            <text:p text:style-name="P33">Ограничение памяти</text:p>
          </table:table-cell>
          <table:table-cell table:style-name="Таблица2.B2" office:value-type="string">
            <text:p text:style-name="P7"><text:line-break/>200Mb</text:p>
          </table:table-cell>
        </table:table-row>
        <table:table-row>
          <table:table-cell table:style-name="Таблица2.A2" office:value-type="string">
            <text:p text:style-name="P33">Ввод</text:p>
          </table:table-cell>
          <table:table-cell table:style-name="Таблица2.B2" office:value-type="string">
            <text:p text:style-name="P33">стандартный ввод или input.txt</text:p>
          </table:table-cell>
        </table:table-row>
        <table:table-row>
          <table:table-cell table:style-name="Таблица2.A2" office:value-type="string">
            <text:p text:style-name="P33">Вывод</text:p>
          </table:table-cell>
          <table:table-cell table:style-name="Таблица2.B2" office:value-type="string">
            <text:p text:style-name="P33">стандартный вывод или output.txt</text:p>
          </table:table-cell>
        </table:table-row>
      </table:table>
      <text:p text:style-name="P4"/>
      <text:p text:style-name="P36">Требуется разработать программу, осуществляющую ввод пар «ключ-значение», их упорядочивание по возрастанию ключа указанным алгоритмом сортировки за линейное время и вывод отсортированной последовательности.<text:line-break/>Вариант задания определяется типом ключа (и соответствующим ему методом сортировки) и типом значения:<text:line-break/>Поразрядная сортировка.</text:p>
      <text:p text:style-name="P34"/>
      <text:p text:style-name="P37"><text:span text:style-name="T9">Тип ключа:</text:span><text:span text:style-name="T15"> </text:span>MD5-суммы (32-разрядные шестнадцатиричные числа).</text:p>
      <text:p text:style-name="P37"/>
      <text:p text:style-name="P37"><text:span text:style-name="T9">Тип значения:</text:span> строки фиксированной длины 64 символа, во входных данных могут встретиться строки меньшей длины, при этом строка дополняется до 64-х нулевыми символами, которые не выводятся на экран.</text:p>
      <text:p text:style-name="P38"/>
      <text:p text:style-name="P41"><text:bookmark-start text:name="__RefHeading___Toc108379_2629130312"/>Формат ввода<text:bookmark-end text:name="__RefHeading___Toc108379_2629130312"/></text:p>
      <text:p text:style-name="P39">На каждой непустой строке входного файла располагается пара «ключ-значение», в которой ключ указан согласно заданию, затем следует знак табуляции и указано соответствующее значение.</text:p>
      <text:p text:style-name="P39"/>
      <text:p text:style-name="P41"><text:bookmark-start text:name="__RefHeading___Toc108381_2629130312"/>Формат вывода<text:bookmark-end text:name="__RefHeading___Toc108381_2629130312"/></text:p>
      <text:p text:style-name="P39">Выходные данные состоят из тех же строк, что и входные, за исключением пустых и порядка следования.</text:p>
      <text:p text:style-name="P35"/>
      <text:p text:style-name="P40"><text:bookmark-start text:name="__RefHeading___Toc108383_2629130312"/>Пример<text:bookmark-end text:name="__RefHeading___Toc108383_2629130312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0">Ввод</text:p>
          </table:table-cell>
          <table:table-cell table:style-name="Таблица6.B1" office:value-type="string">
            <text:p text:style-name="P29">00000000000000000000000000000000 <text:s text:c="3"/>n399tann9nnt3ttnaaan9nann93na9t3a3t9999na3aan9antt3tn93aat3naatt</text:p>
            <text:p text:style-name="P29">ffffffffffffffffffffffffffffffff <text:s text:c="3"/>n399tann9nnt3ttnaaan9nann93na9t3a3t9999na3aan9antt3tn93aat3naat</text:p>
            <text:p text:style-name="P29">00000000000000000000000000000000 <text:s text:c="3"/>n399tann9nnt3ttnaaan9nann93na9t3a3t9999na3aan9antt3tn93aat3naa</text:p>
            <text:p text:style-name="P29">ffffffffffffffffffffffffffffffff <text:s text:c="3"/>n399tann9nnt3ttnaaan9nann93na9t3a3t9999na3aan9antt3tn93aat3na</text:p>
          </table:table-cell>
        </table:table-row>
        <table:table-row table:style-name="Таблица6.2">
          <table:table-cell table:style-name="Таблица6.A2" office:value-type="string">
            <text:p text:style-name="P30">Вывод</text:p>
          </table:table-cell>
          <table:table-cell table:style-name="Таблица6.B2" office:value-type="string">
            <text:p text:style-name="P29">00000000000000000000000000000000 <text:s text:c="3"/>n399tann9nnt3ttnaaan9nann93na9t3a3t9999na3aan9antt3tn93aat3naatt</text:p>
            <text:p text:style-name="P29">00000000000000000000000000000000 <text:s text:c="3"/>n399tann9nnt3ttnaaan9nann93na9t3a3t9999na3aan9antt3tn93aat3naa</text:p>
            <text:p text:style-name="P29">ffffffffffffffffffffffffffffffff <text:s text:c="3"/>n399tann9nnt3ttnaaan9nann93na9t3a3t9999na3aan9antt3tn93aat3naat</text:p>
            <text:p text:style-name="P29"><text:soft-page-break/>ffffffffffffffffffffffffffffffff <text:s text:c="3"/>n399tann9nnt3ttnaaan9nann93na9t3a3t9999na3aan9antt3tn93aat3na</text:p>
          </table:table-cell>
        </table:table-row>
      </table:table>
      <text:p text:style-name="P5"/>
      <text:h text:style-name="P47" text:outline-level="1"><text:bookmark-start text:name="__RefHeading__742_2004454639"/><text:bookmark text:name="Bookmark2"/>Общие сведения о программе<text:bookmark-end text:name="__RefHeading__742_2004454639"/></text:h>
      <text:p text:style-name="P10">Программа написана на языке C++ с использованием заголовка стандартной библиотеки “&lt;iostream&gt;”, а также “&lt;cstring&gt;”. В ней реализована сортировка подсчётом, так как ключ невозможно было поместить ни в один целочисленный тип языка, пришлось хранить и ключ, и значение в виде массива “char” на стеке.</text:p>
      <text:p text:style-name="P11">Ключ имеет длину 33, где 32 символа отводятся на саму строку и еще один символ отводится на запись символа конца строки ‘\0’, с массивом значения ситуация аналогичная.</text:p>
      <text:h text:style-name="P48" text:outline-level="1"><text:bookmark-start text:name="__RefHeading__744_2004454639"/><text:bookmark text:name="Bookmark3"/>Общий алгоритм решения<text:bookmark-end text:name="__RefHeading__744_2004454639"/></text:h>
      <text:list xml:id="list286887930" text:style-name="L1">
        <text:list-item>
          <text:p text:style-name="P53">Считываем строки, помещая ключ и значение внутрь труктуры “Pair”, а далее формируем вектор из пар.</text:p>
        </text:list-item>
        <text:list-item>
          <text:p text:style-name="P54">Пробегаемся по вектору пар, рассматриваем “младший разряд” ключа каждой из пар, при помощи функции “charToInt” переводим символ в целочисленный эквивалент и заполняем массив “count”, который содержит в себе количество элементов с каждым из возможных значений разряда(в данном случае таких значений 16).</text:p>
        </text:list-item>
        <text:list-item>
          <text:p text:style-name="P54">После составления массива “count” пробегаемся по нему еще раз и для каждой “i-ой” позиции отмечаем кол-во ключей, у которых текущий разряд меньше или равен i, то есть в “i+1 += i”. </text:p>
        </text:list-item>
        <text:list-item>
          <text:p text:style-name="P54">Далее пробегаемся по вектору пар с конца в начало и благодаря окончательно сформированному массиву “count” определяем позицию для текущей пары в новом векторе, в котором все пары будут отсортированы по текущему разряду, не забываем изменять массив “count” после каждой итерации.</text:p>
        </text:list-item>
        <text:list-item>
          <text:p text:style-name="P54">Проделыеваем эти пункты необходимое количество раз, пока весь массив не будет отсортирован.</text:p>
        </text:list-item>
      </text:list>
      <text:h text:style-name="P50" text:outline-level="1"><text:bookmark-start text:name="__RefHeading__746_2004454639"/><text:bookmark text:name="Bookmark4"/><text:soft-page-break/>Реализация<text:bookmark-end text:name="__RefHeading__746_2004454639"/></text:h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3">#include &lt;iostream&gt;</text:p>
            <text:p text:style-name="P43">#include &lt;cstring&gt;</text:p>
            <text:p text:style-name="P43"/>
            <text:p text:style-name="P43">using std::cout;</text:p>
            <text:p text:style-name="P43">using std::cin;</text:p>
            <text:p text:style-name="P43"/>
            <text:p text:style-name="P43">const int MAX_SIZE_KEY = 33;</text:p>
            <text:p text:style-name="P43">const int MAX_SIZE_VALUE = 65;</text:p>
            <text:p text:style-name="P43">const int ASCII_CODE_ZERO = 48;</text:p>
            <text:p text:style-name="P43">const int ASCII_LETTER_A = 97;</text:p>
            <text:p text:style-name="P43">const int SHIFT = 10;</text:p>
            <text:p text:style-name="P43"/>
            <text:p text:style-name="P43">int charToInt(char s) {</text:p>
            <text:p text:style-name="P43"><text:s text:c="4"/></text:p>
            <text:p text:style-name="P43"><text:s text:c="4"/>if(std::isdigit(s)) {</text:p>
            <text:p text:style-name="P43"/>
            <text:p text:style-name="P43"><text:s text:c="8"/>return s - ASCII_CODE_ZERO;</text:p>
            <text:p text:style-name="P43"><text:s text:c="4"/>}</text:p>
            <text:p text:style-name="P43"/>
            <text:p text:style-name="P43"><text:s text:c="4"/>return s - ASCII_LETTER_A + SHIFT; </text:p>
            <text:p text:style-name="P43">}</text:p>
            <text:p text:style-name="P43"/>
            <text:p text:style-name="P43">struct Pair {</text:p>
            <text:p text:style-name="P43"/>
            <text:p text:style-name="P43"><text:s text:c="4"/>char key[MAX_SIZE_KEY] {};</text:p>
            <text:p text:style-name="P43"/>
            <text:p text:style-name="P43"><text:s text:c="4"/>char value[MAX_SIZE_VALUE] {};</text:p>
            <text:p text:style-name="P43">};</text:p>
            <text:p text:style-name="P43"/>
            <text:p text:style-name="P43">std::istream&amp; operator&gt;&gt;(std::istream &amp;in, Pair &amp;obj) {</text:p>
            <text:p text:style-name="P43"><text:s text:c="4"/></text:p>
            <text:p text:style-name="P43"><text:s text:c="4"/>cin&gt;&gt;obj.key&gt;&gt;obj.value;</text:p>
            <text:p text:style-name="P43"/>
            <text:p text:style-name="P43"><text:s text:c="4"/>return in;</text:p>
            <text:p text:style-name="P43">}</text:p>
            <text:p text:style-name="P43"/>
            <text:p text:style-name="P43">std::ostream&amp; operator&lt;&lt;(std::ostream &amp;out, Pair &amp;obj) {</text:p>
            <text:p text:style-name="P43"><text:s text:c="4"/></text:p>
            <text:p text:style-name="P43"><text:s text:c="4"/>out&lt;&lt;obj.key&lt;&lt;'\t'&lt;&lt;obj.value;</text:p>
            <text:p text:style-name="P43"/>
            <text:p text:style-name="P43"><text:s text:c="4"/>return out;</text:p>
            <text:p text:style-name="P43">}</text:p>
            <text:p text:style-name="P43"/>
            <text:p text:style-name="P43">struct Vector {</text:p>
            <text:p text:style-name="P43"/>
            <text:p text:style-name="P43"><text:s text:c="4"/>size_t _size = 0, _capacity = 0;</text:p>
            <text:p text:style-name="P43"/>
            <text:p text:style-name="P43"><text:s text:c="4"/>Pair* arr = nullptr; <text:s text:c="3"/></text:p>
            <text:p text:style-name="P43"/>
            <text:p text:style-name="P43"><text:s text:c="4"/>Vector() = default;</text:p>
            <text:p text:style-name="P43"><text:s text:c="4"/></text:p>
            <text:p text:style-name="P43"><text:s text:c="4"/>Vector(size_t); </text:p>
            <text:p text:style-name="P43"><text:s text:c="4"/></text:p>
            <text:p text:style-name="P43"><text:s text:c="4"/>Vector(Vector&amp;&amp;);</text:p>
            <text:p text:style-name="P43"/>
            <text:p text:style-name="P43"><text:s text:c="4"/>Vector&amp; operator=(Vector&amp;&amp;);</text:p>
            <text:p text:style-name="P43"><text:s text:c="8"/></text:p>
            <text:p text:style-name="P43"><text:soft-page-break/><text:s text:c="4"/>size_t size() {return _size;}</text:p>
            <text:p text:style-name="P43"/>
            <text:p text:style-name="P43"><text:s text:c="4"/>size_t capacity() {return _capacity;}</text:p>
            <text:p text:style-name="P43"/>
            <text:p text:style-name="P43"><text:s text:c="4"/>void push_back(const Pair&amp;); </text:p>
            <text:p text:style-name="P43"><text:s text:c="4"/></text:p>
            <text:p text:style-name="P43"><text:s text:c="4"/>~Vector();</text:p>
            <text:p text:style-name="P43"><text:s text:c="4"/></text:p>
            <text:p text:style-name="P43"><text:s text:c="4"/>Pair&amp; operator[](size_t);</text:p>
            <text:p text:style-name="P43"/>
            <text:p text:style-name="P43">};</text:p>
            <text:p text:style-name="P43"/>
            <text:p text:style-name="P43">Vector::Vector(size_t size)</text:p>
            <text:p text:style-name="P43"><text:s text:c="8"/>: _size(size)</text:p>
            <text:p text:style-name="P43"><text:s text:c="8"/>, _capacity(_size)</text:p>
            <text:p text:style-name="P43"><text:s text:c="8"/>, arr(new Pair[_size]{}) {} </text:p>
            <text:p text:style-name="P43"/>
            <text:p text:style-name="P43">Vector::Vector(Vector&amp;&amp; other)</text:p>
            <text:p text:style-name="P43"><text:s text:c="12"/>: _size(other._size)</text:p>
            <text:p text:style-name="P43"><text:s text:c="12"/>, _capacity(other._capacity)</text:p>
            <text:p text:style-name="P43"><text:s text:c="12"/>, arr(other.arr) {</text:p>
            <text:p text:style-name="P43"/>
            <text:p text:style-name="P43"><text:s text:c="8"/>other.arr = nullptr;</text:p>
            <text:p text:style-name="P43"/>
            <text:p text:style-name="P43"><text:s text:c="8"/>other._size = 0;</text:p>
            <text:p text:style-name="P43"/>
            <text:p text:style-name="P43"><text:s text:c="8"/>other._capacity = 0;</text:p>
            <text:p text:style-name="P43">}</text:p>
            <text:p text:style-name="P43"/>
            <text:p text:style-name="P43">Vector&amp; Vector::operator=(Vector&amp;&amp; other) {</text:p>
            <text:p text:style-name="P43"/>
            <text:p text:style-name="P43"><text:s text:c="8"/>if(this != &amp;other) {</text:p>
            <text:p text:style-name="P43"><text:s text:c="12"/></text:p>
            <text:p text:style-name="P43"><text:s text:c="12"/>if(arr != nullptr) {</text:p>
            <text:p text:style-name="P43"/>
            <text:p text:style-name="P43"><text:s text:c="16"/>delete[] arr;</text:p>
            <text:p text:style-name="P43"><text:s text:c="12"/>}</text:p>
            <text:p text:style-name="P43"/>
            <text:p text:style-name="P43"><text:s text:c="12"/>Vector newVector(std::move(other));</text:p>
            <text:p text:style-name="P43"/>
            <text:p text:style-name="P43"><text:s text:c="12"/>arr = newVector.arr;</text:p>
            <text:p text:style-name="P43"/>
            <text:p text:style-name="P43"><text:s text:c="12"/>_size = newVector._size;</text:p>
            <text:p text:style-name="P43"/>
            <text:p text:style-name="P43"><text:s text:c="12"/>_capacity = newVector._capacity;</text:p>
            <text:p text:style-name="P43"><text:s text:c="12"/></text:p>
            <text:p text:style-name="P43"><text:s text:c="12"/>newVector.arr = nullptr;</text:p>
            <text:p text:style-name="P43"><text:s text:c="8"/>}</text:p>
            <text:p text:style-name="P43"/>
            <text:p text:style-name="P43"><text:s text:c="8"/>return *this;</text:p>
            <text:p text:style-name="P43">}</text:p>
            <text:p text:style-name="P43"/>
            <text:p text:style-name="P43">Vector::~Vector() {</text:p>
            <text:p text:style-name="P43"/>
            <text:p text:style-name="P43"><text:s text:c="8"/>if(arr != nullptr){</text:p>
            <text:p text:style-name="P43"/>
            <text:p text:style-name="P43"><text:s text:c="12"/>delete [] arr;</text:p>
            <text:p text:style-name="P43"><text:s text:c="8"/>}</text:p>
            <text:p text:style-name="P43">}</text:p>
            <text:p text:style-name="P43"/>
            <text:p text:style-name="P43"><text:soft-page-break/>Pair&amp; Vector::operator[](size_t index) {</text:p>
            <text:p text:style-name="P43"/>
            <text:p text:style-name="P43"><text:s text:c="4"/>return arr[index];</text:p>
            <text:p text:style-name="P43">}</text:p>
            <text:p text:style-name="P43"/>
            <text:p text:style-name="P43">void Vector::push_back(const Pair&amp; obj) {</text:p>
            <text:p text:style-name="P43"><text:s text:c="4"/></text:p>
            <text:p text:style-name="P43"><text:s text:c="4"/>if(_size == _capacity) {</text:p>
            <text:p text:style-name="P43"/>
            <text:p text:style-name="P43"><text:s text:c="8"/>_capacity = (_capacity &gt; 0) ? (_capacity * 2) : 1; </text:p>
            <text:p text:style-name="P43"/>
            <text:p text:style-name="P43"><text:s text:c="8"/>Pair* newArr = new Pair[_capacity];</text:p>
            <text:p text:style-name="P43"><text:s text:c="4"/></text:p>
            <text:p text:style-name="P43"><text:s text:c="8"/>std::memcpy(newArr, arr, _size * sizeof(Pair)); <text:s text:c="7"/></text:p>
            <text:p text:style-name="P43"><text:s text:c="8"/></text:p>
            <text:p text:style-name="P43"><text:s text:c="8"/>if(arr != nullptr) {</text:p>
            <text:p text:style-name="P43"/>
            <text:p text:style-name="P43"><text:s text:c="12"/>delete[] arr; </text:p>
            <text:p text:style-name="P43"><text:s text:c="8"/>}</text:p>
            <text:p text:style-name="P43"/>
            <text:p text:style-name="P43"><text:s text:c="8"/>arr = newArr; </text:p>
            <text:p text:style-name="P43"><text:s text:c="4"/>}</text:p>
            <text:p text:style-name="P43"/>
            <text:p text:style-name="P43"><text:s text:c="4"/>arr[_size] = obj; </text:p>
            <text:p text:style-name="P43"/>
            <text:p text:style-name="P43"><text:s text:c="4"/>++_size; <text:s/></text:p>
            <text:p text:style-name="P43">}</text:p>
            <text:p text:style-name="P43"/>
            <text:p text:style-name="P43">int main() {</text:p>
            <text:p text:style-name="P43"><text:s text:c="3"/><text:tab/></text:p>
            <text:p text:style-name="P43"><text:s text:c="4"/>std::ios::sync_with_stdio(0);</text:p>
            <text:p text:style-name="P43"/>
            <text:p text:style-name="P43"><text:s text:c="4"/>cin.tie(0); <text:s text:c="3"/></text:p>
            <text:p text:style-name="P43"/>
            <text:p text:style-name="P43"><text:s text:c="4"/>Vector listPairs;</text:p>
            <text:p text:style-name="P43"><text:s text:c="4"/></text:p>
            <text:p text:style-name="P43"><text:s text:c="4"/>Pair pair;</text:p>
            <text:p text:style-name="P43"/>
            <text:p text:style-name="P43"><text:s text:c="4"/>while(cin&gt;&gt;pair) {</text:p>
            <text:p text:style-name="P43"><text:s text:c="8"/></text:p>
            <text:p text:style-name="P43"><text:s text:c="8"/>listPairs.push_back(pair); <text:s text:c="3"/></text:p>
            <text:p text:style-name="P43"><text:s text:c="4"/>} </text:p>
            <text:p text:style-name="P43"><text:s text:c="3"/></text:p>
            <text:p text:style-name="P43"><text:s text:c="4"/>size_t listPairsSize = listPairs.size();</text:p>
            <text:p text:style-name="P43"/>
            <text:p text:style-name="P43"><text:s text:c="4"/>Vector copyListPairs(listPairs.size());</text:p>
            <text:p text:style-name="P43"/>
            <text:p text:style-name="P43"><text:s text:c="4"/>for(int i = 0; i &lt; 32; ++i){</text:p>
            <text:p text:style-name="P43"><text:s text:c="8"/></text:p>
            <text:p text:style-name="P43"><text:s text:c="8"/>int count[16]{};</text:p>
            <text:p text:style-name="P43"><text:s text:c="8"/></text:p>
            <text:p text:style-name="P43"><text:s text:c="8"/>for(int j = 0; j &lt; listPairsSize; ++j) {</text:p>
            <text:p text:style-name="P43"><text:s text:c="23"/></text:p>
            <text:p text:style-name="P43"><text:s text:c="12"/>char currentChar = (listPairs[j].key)[31 - i]; </text:p>
            <text:p text:style-name="P43"/>
            <text:p text:style-name="P43"><text:s text:c="12"/>++count[charToInt(currentChar)];</text:p>
            <text:p text:style-name="P43"><text:s text:c="8"/>}</text:p>
            <text:p text:style-name="P43"/>
            <text:p text:style-name="P43"><text:s text:c="8"/>for(int j = 1; j &lt; 16; ++j) {</text:p>
            <text:p text:style-name="P43"/>
            <text:p text:style-name="P43"><text:soft-page-break/><text:s text:c="11"/>count[j] += count[j-1]; </text:p>
            <text:p text:style-name="P43"><text:s text:c="8"/>}</text:p>
            <text:p text:style-name="P43"/>
            <text:p text:style-name="P43"><text:s text:c="8"/>for(int j = listPairsSize - 1; j &gt;= 0; --j) {</text:p>
            <text:p text:style-name="P43"/>
            <text:p text:style-name="P43"><text:s text:c="12"/>char currentChar = (listPairs[j].key)[31 - i]; </text:p>
            <text:p text:style-name="P43"/>
            <text:p text:style-name="P43"><text:s text:c="12"/>copyListPairs[--count[ charToInt(currentChar)]] = listPairs[j];</text:p>
            <text:p text:style-name="P43"><text:s text:c="8"/>}</text:p>
            <text:p text:style-name="P43"><text:s text:c="7"/></text:p>
            <text:p text:style-name="P43"><text:s text:c="8"/>std::swap(listPairs, copyListPairs); </text:p>
            <text:p text:style-name="P43"><text:s text:c="4"/>}</text:p>
            <text:p text:style-name="P43"/>
            <text:p text:style-name="P43"><text:s text:c="4"/>for(int i = 0; i &lt; listPairsSize; ++i) {</text:p>
            <text:p text:style-name="P43"/>
            <text:p text:style-name="P43"><text:s text:c="8"/>cout&lt;&lt;listPairs[i]&lt;&lt;'\n';</text:p>
            <text:p text:style-name="P43"><text:s text:c="4"/>}</text:p>
            <text:p text:style-name="P43">}</text:p>
          </table:table-cell>
        </table:table-row>
      </table:table>
      <text:p text:style-name="P27"/>
      <text:h text:style-name="P51" text:outline-level="1"><text:bookmark-start text:name="__RefHeading__748_2004454639"/><text:bookmark text:name="Bookmark5"/>Пример работы<text:bookmark-end text:name="__RefHeading__748_2004454639"/></text:h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input</text:p>
          </table:table-cell>
          <table:table-cell table:style-name="Таблица1.B1" office:value-type="string">
            <text:p text:style-name="P28">00000000000000000000000000000000 <text:s text:c="3"/>n399tann9nnt3ttnaaan9nann93na9t3a3t9999na3aan9antt3tn93aat3naatt</text:p>
            <text:p text:style-name="P28">ffffffffffffffffffffffffffffffff <text:s text:c="3"/>n399tann9nnt3ttnaaan9nann93na9t3a3t9999na3aan9antt3tn93aat3naat</text:p>
            <text:p text:style-name="P28">00000000000000000000000000000000 <text:s text:c="3"/>n399tann9nnt3ttnaaan9nann93na9t3a3t9999na3aan9antt3tn93aat3naa</text:p>
            <text:p text:style-name="P28">ffffffffffffffffffffffffffffffff <text:s text:c="3"/>n399tann9nnt3ttnaaan9nann93na9t3a3t9999na3aan9antt3tn93aat3na</text:p>
          </table:table-cell>
        </table:table-row>
        <table:table-row table:style-name="Таблица1.2">
          <table:table-cell table:style-name="Таблица1.A2" office:value-type="string">
            <text:p text:style-name="P9">output</text:p>
          </table:table-cell>
          <table:table-cell table:style-name="Таблица1.B2" office:value-type="string">
            <text:p text:style-name="P28">00000000000000000000000000000000 <text:s text:c="3"/>n399tann9nnt3ttnaaan9nann93na9t3a3t9999na3aan9antt3tn93aat3naatt</text:p>
            <text:p text:style-name="P28">00000000000000000000000000000000 <text:s text:c="3"/>n399tann9nnt3ttnaaan9nann93na9t3a3t9999na3aan9antt3tn93aat3naa</text:p>
            <text:p text:style-name="P28">ffffffffffffffffffffffffffffffff <text:s text:c="3"/>n399tann9nnt3ttnaaan9nann93na9t3a3t9999na3aan9antt3tn93aat3naat</text:p>
            <text:p text:style-name="P28">ffffffffffffffffffffffffffffffff <text:s text:c="3"/>n399tann9nnt3ttnaaan9nann93na9t3a3t9999na3aan9antt3tn93aat3na</text:p>
          </table:table-cell>
        </table:table-row>
      </table:table>
      <text:p text:style-name="P21"/>
      <text:p text:style-name="P22">Сравнение <text:span text:style-name="T13">алгоритмов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17"><text:span text:style-name="T16">i</text:span>nput</text:p>
          </table:table-cell>
          <table:table-cell table:style-name="Таблица4.A1" office:value-type="string">
            <text:p text:style-name="P19">Время для поразрядной, ms</text:p>
          </table:table-cell>
          <table:table-cell table:style-name="Таблица4.A1" office:value-type="string">
            <text:p text:style-name="P17"><text:span text:style-name="T17">Время s</text:span>td::sort, <text:span text:style-name="T17">ms</text:span></text:p>
          </table:table-cell>
          <table:table-cell table:style-name="Таблица4.D1" office:value-type="string">
            <text:p text:style-name="P17">разница</text:p>
          </table:table-cell>
        </table:table-row>
        <table:table-row>
          <table:table-cell table:style-name="Таблица4.A2" office:value-type="string">
            <text:p text:style-name="P18"><text:span text:style-name="T17">4</text:span>e7</text:p>
          </table:table-cell>
          <table:table-cell table:style-name="Таблица4.A2" office:value-type="string">
            <text:p text:style-name="P15">34<text:span text:style-name="T17">`</text:span>417<text:span text:style-name="T17">`</text:span>464</text:p>
          </table:table-cell>
          <table:table-cell table:style-name="Таблица4.A2" office:value-type="string">
            <text:p text:style-name="P15">52<text:span text:style-name="T17">`</text:span>872<text:span text:style-name="T17">`</text:span>938</text:p>
          </table:table-cell>
          <table:table-cell table:style-name="Таблица4.D2" office:value-type="string">
            <text:p text:style-name="P15">1,53</text:p>
          </table:table-cell>
        </table:table-row>
        <table:table-row>
          <table:table-cell table:style-name="Таблица4.A2" office:value-type="string">
            <text:p text:style-name="P18"><text:span text:style-name="T17">4</text:span>e6</text:p>
          </table:table-cell>
          <table:table-cell table:style-name="Таблица4.A2" office:value-type="string">
            <text:p text:style-name="P15">3<text:span text:style-name="T17">`</text:span>585<text:span text:style-name="T17">`</text:span>087</text:p>
          </table:table-cell>
          <table:table-cell table:style-name="Таблица4.A2" office:value-type="string">
            <text:p text:style-name="P15">4<text:span text:style-name="T17">`</text:span>745<text:span text:style-name="T17">`</text:span>354</text:p>
          </table:table-cell>
          <table:table-cell table:style-name="Таблица4.D2" office:value-type="string">
            <text:p text:style-name="P15">1,32</text:p>
          </table:table-cell>
        </table:table-row>
        <table:table-row>
          <table:table-cell table:style-name="Таблица4.A2" office:value-type="string">
            <text:p text:style-name="P18"><text:span text:style-name="T17">4</text:span>e5</text:p>
          </table:table-cell>
          <table:table-cell table:style-name="Таблица4.A2" office:value-type="string">
            <text:p text:style-name="P15">380<text:span text:style-name="T17">`</text:span>612</text:p>
          </table:table-cell>
          <table:table-cell table:style-name="Таблица4.A2" office:value-type="string">
            <text:p text:style-name="P15">366<text:span text:style-name="T17">`</text:span>539</text:p>
          </table:table-cell>
          <table:table-cell table:style-name="Таблица4.D2" office:value-type="string">
            <text:p text:style-name="P15">0,96</text:p>
          </table:table-cell>
        </table:table-row>
        <table:table-row>
          <table:table-cell table:style-name="Таблица4.A2" office:value-type="string">
            <text:p text:style-name="P18"><text:span text:style-name="T17">4</text:span>e4</text:p>
          </table:table-cell>
          <table:table-cell table:style-name="Таблица4.A2" office:value-type="string">
            <text:p text:style-name="P15">30<text:span text:style-name="T17">`</text:span>448</text:p>
          </table:table-cell>
          <table:table-cell table:style-name="Таблица4.A2" office:value-type="string">
            <text:p text:style-name="P15">16<text:span text:style-name="T17">`</text:span>872</text:p>
          </table:table-cell>
          <table:table-cell table:style-name="Таблица4.D2" office:value-type="string">
            <text:p text:style-name="P15">0,55</text:p>
          </table:table-cell>
        </table:table-row>
      </table:table>
      <text:p text:style-name="P22"/>
      <text:h text:style-name="P49" text:outline-level="1"><text:bookmark-start text:name="__RefHeading__750_2004454639"/><text:bookmark text:name="Bookmark6"/><text:soft-page-break/>Вывод<text:bookmark-end text:name="__RefHeading__750_2004454639"/></text:h>
      <text:p text:style-name="P8"><text:span text:style-name="T11">Проделав данную работу, я научился </text:span><text:span text:style-name="T12"><text:s/>реализовывать сортировку за линейное время заданных </text:span><text:span text:style-name="T11">объектов вида</text:span><text:span text:style-name="T12">: ключ — значение с использованием </text:span><text:span text:style-name="T11">поразрядной</text:span><text:span text:style-name="T12"> сортировки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3a47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Москва 202<text:span text:style-name="MT1">4</text:span>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50:12.548810874</meta:creation-date>
    <meta:generator>LibreOffice/7.3.7.2$Linux_X86_64 LibreOffice_project/30$Build-2</meta:generator>
    <dc:date>2024-03-08T12:32:17.008827898</dc:date>
    <meta:editing-duration>PT2H16M45S</meta:editing-duration>
    <meta:editing-cycles>21</meta:editing-cycles>
    <meta:document-statistic meta:table-count="5" meta:image-count="0" meta:object-count="0" meta:page-count="9" meta:paragraph-count="230" meta:word-count="863" meta:character-count="8276" meta:non-whitespace-character-count="6803"/>
  </office:meta>
</office:document-meta>
</file>